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.528cm" fo:min-width="2.8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08cm" fo:min-width="1.836cm"/>
    </style:style>
    <style:style style:name="gr4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1.528cm" fo:min-width="2.802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fo:min-height="1.18cm"/>
    </style:style>
    <style:style style:name="gr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4.421cm" fo:min-width="4.933cm" fo:padding-top="0.178cm" fo:padding-bottom="0.178cm" fo:padding-left="0.303cm" fo:padding-right="0.303cm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1.147cm" fo:min-width="3.7cm"/>
    </style:style>
    <style:style style:name="gr8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1.147cm" fo:min-width="3.70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5cm" fo:min-width="0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10pt"/>
    </style:style>
    <style:style style:name="P3" style:family="paragraph">
      <loext:graphic-properties draw:fill="none"/>
      <style:paragraph-properties fo:text-align="center"/>
      <style:text-properties style:font-name="Verdana" fo:font-size="10pt"/>
    </style:style>
    <style:style style:name="P4" style:family="paragraph">
      <loext:graphic-properties draw:fill="none" draw:fill-color="#ffffff"/>
      <style:text-properties style:font-name="Verdana" fo:font-size="10pt"/>
    </style:style>
    <style:style style:name="P5" style:family="paragraph">
      <style:paragraph-properties fo:margin-left="0cm" fo:margin-right="0cm" fo:margin-top="0cm" fo:margin-bottom="0.353cm" fo:line-height="115%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6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T1" style:family="text">
      <style:text-properties style:font-name="Verdana"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778cm" svg:x="10.331cm" svg:y="14.022cm">
          <text:p text:style-name="P1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982cm" svg:y1="15.8cm" svg:x2="12.01cm" svg:y2="17.026cm" draw:start-shape="id1" draw:start-glue-point="2" draw:end-shape="id2" svg:d="M11982 15800l28 1226" svg:viewBox="0 0 29 1227">
          <text:p/>
        </draw:connector>
        <draw:custom-shape draw:style-name="gr3" draw:text-style-name="P3" xml:id="id2" draw:id="id2" draw:layer="layout" svg:width="3.302cm" svg:height="1.778cm" svg:x="10.359cm" svg:y="17.026cm">
          <text:p text:style-name="P1"><text:span text:style-name="T1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01cm" svg:y1="18.804cm" svg:x2="11.982cm" svg:y2="20.022cm" draw:start-shape="id2" draw:start-glue-point="8" draw:end-shape="id3" draw:end-glue-point="0" svg:d="M12010 18804l-28 1218" svg:viewBox="0 0 29 1219">
          <text:p/>
        </draw:connector>
        <draw:custom-shape draw:style-name="gr1" draw:text-style-name="P2" xml:id="id3" draw:id="id3" draw:layer="layout" svg:width="3.302cm" svg:height="1.778cm" svg:x="10.331cm" svg:y="20.022cm">
          <text:p text:style-name="P1"><text:span text:style-name="T1">Sanita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302cm" svg:height="1.778cm" svg:x="10.331cm" svg:y="11.1cm">
          <text:p text:style-name="P1"><text:span text:style-name="T1">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.302cm" svg:height="1.778cm" svg:x="10.333cm" svg:y="7.922cm">
          <text:p text:style-name="P1"><text:span text:style-name="T1">Pip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982cm" svg:y1="14.022cm" svg:x2="11.982cm" svg:y2="12.878cm" draw:start-shape="id1" draw:start-glue-point="0" draw:end-shape="id4" svg:d="M11982 14022v-1144" svg:viewBox="0 0 1 1145">
          <text:p/>
        </draw:connector>
        <draw:connector draw:style-name="gr2" draw:text-style-name="P3" draw:layer="layout" draw:type="line" svg:x1="11.982cm" svg:y1="11.1cm" svg:x2="11.984cm" svg:y2="9.7cm" draw:start-shape="id4" draw:start-glue-point="4" draw:end-shape="id5" draw:end-glue-point="2" svg:d="M11982 11100l2-1400" svg:viewBox="0 0 3 1401">
          <text:p/>
        </draw:connector>
        <draw:custom-shape draw:style-name="gr3" draw:text-style-name="P3" xml:id="id6" draw:id="id6" draw:layer="layout" svg:width="3.302cm" svg:height="1.778cm" svg:x="10.333cm" svg:y="4.622cm">
          <text:p text:style-name="P1"><text:span text:style-name="T1">abov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778cm" svg:height="1.43cm" svg:x="12.055cm" svg:y="7.2cm">
          <draw:text-box>
            <text:p><text:span text:style-name="T1">NOT</text:span></text:p>
          </draw:text-box>
        </draw:frame>
        <draw:connector draw:style-name="gr2" draw:text-style-name="P3" draw:layer="layout" draw:type="line" svg:x1="11.984cm" svg:y1="7.922cm" svg:x2="11.984cm" svg:y2="6.4cm" draw:start-shape="id5" draw:start-glue-point="0" draw:end-shape="id6" draw:end-glue-point="8" svg:d="M11984 7922v-1522" svg:viewBox="0 0 1 1523">
          <text:p/>
        </draw:connector>
        <draw:custom-shape draw:style-name="gr6" draw:text-style-name="P2" xml:id="id7" draw:id="id7" draw:layer="layout" svg:width="5.433cm" svg:height="4.671cm" svg:x="2.4cm" svg:y="3.2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cm" svg:height="1.397cm" svg:x="3cm" svg:y="5.769cm">
          <text:p text:style-name="P1"><text:span text:style-name="T1">Balancing Tank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333cm" svg:y1="5.511cm" svg:x2="7.833cm" svg:y2="5.564cm" draw:start-shape="id6" draw:start-glue-point="6" draw:end-shape="id7" svg:d="M10333 5511l-2500 53" svg:viewBox="0 0 2501 54">
          <text:p/>
        </draw:connector>
        <draw:custom-shape draw:style-name="gr8" draw:text-style-name="P6" draw:layer="layout" svg:width="4.204cm" svg:height="1.397cm" svg:x="2.996cm" svg:y="3.9cm">
          <text:p text:style-name="P5"><text:span text:style-name="T2">Space = +Common</text:span><text:span text:style-name="T2"><text:line-break/></text:span><text:span text:style-name="T2">Area, Toilet, Bathroo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8" draw:id="id8" draw:layer="layout" svg:width="2.6cm" svg:height="2.6cm" svg:x="3.833cm" svg:y="9.3cm">
          <text:p text:style-name="P1"><text:span text:style-name="T1">Check</text:span></text:p>
          <text:p text:style-name="P1"><text:span text:style-name="T1">Horizontal</text:span></text:p>
          <text:p text:style-name="P1"><text:span text:style-name="T1">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5.116cm" svg:y1="7.9cm" svg:x2="5.133cm" svg:y2="9.3cm" draw:start-shape="id7" draw:start-glue-point="2" draw:end-shape="id8" draw:end-glue-point="4" svg:d="M5116 7900l17 1400" svg:viewBox="0 0 18 1401">
          <text:p/>
        </draw:connector>
        <draw:connector draw:style-name="gr2" draw:text-style-name="P3" draw:layer="layout" draw:type="line" svg:x1="5.133cm" svg:y1="11.9cm" svg:x2="5.182cm" svg:y2="13.222cm" draw:start-shape="id8" draw:start-glue-point="6" draw:end-shape="id9" draw:end-glue-point="0" svg:d="M5133 11900l49 1322" svg:viewBox="0 0 50 1323">
          <text:p/>
        </draw:connector>
        <draw:custom-shape draw:style-name="gr1" draw:text-style-name="P2" xml:id="id9" draw:id="id9" draw:layer="layout" svg:width="3.302cm" svg:height="1.778cm" svg:x="3.531cm" svg:y="13.222cm">
          <text:p text:style-name="P1"><text:span text:style-name="T1">Distance: &gt; 3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" draw:id="id10" draw:layer="layout" svg:width="3.302cm" svg:height="1.778cm" svg:x="15.5cm" svg:y="7.922cm">
          <text:p text:style-name="P1"><text:span text:style-name="T1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1.778cm" svg:x="15.5cm" svg:y="10.9cm">
          <text:p text:style-name="P5"><text:span text:style-name="T2">IfcDescription = </text:span><text:span text:style-name="T2"><text:line-break/></text:span><text:span text:style-name="T2">Common Pip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7.128cm" svg:y1="9.7cm" svg:x2="17.1cm" svg:y2="10.918cm" svg:d="M17128 9700l-28 1218" svg:viewBox="0 0 29 1219">
          <text:p/>
        </draw:connector>
        <draw:connector draw:style-name="gr2" draw:text-style-name="P3" draw:layer="layout" draw:type="line" svg:x1="13.635cm" svg:y1="8.811cm" svg:x2="15.5cm" svg:y2="8.811cm" draw:start-shape="id5" draw:start-glue-point="1" draw:end-shape="id10" draw:end-glue-point="6" svg:d="M13635 8811h1865" svg:viewBox="0 0 1866 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07-19T10:18:14.931000000</dc:date>
    <meta:editing-duration>PT15M33S</meta:editing-duration>
    <meta:editing-cycles>3</meta:editing-cycles>
    <meta:generator>LibreOffice/6.0.3.2$Windows_X86_64 LibreOffice_project/8f48d515416608e3a835360314dac7e47fd0b821</meta:generator>
    <meta:document-statistic meta:object-count="24"/>
  </office:meta>
</office:document-meta>
</file>